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>
      <style:text-properties style:text-position="0% 100%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WWNum6">
      <style:paragraph-properties fo:margin-left="0cm" fo:margin-right="0cm" fo:text-indent="0cm" style:auto-text-indent="false"/>
    </style:style>
    <style:style style:name="P8" style:family="paragraph" style:parent-style-name="Standard" style:list-style-name="WWNum7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padding="0cm" fo:border-left="none" fo:border-right="none" fo:border-top="none" fo:border-bottom="0.053cm solid #000001"/>
    </style:style>
    <style:style style:name="P10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1" style:family="paragraph" style:parent-style-name="Standard" style:list-style-name="WWNum8">
      <style:paragraph-properties fo:margin-left="-0.741cm" fo:margin-right="0cm" fo:text-indent="1.482cm" style:auto-text-indent="false"/>
    </style:style>
    <style:style style:name="P12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</style:style>
    <style:style style:name="P13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</style:style>
    <style:style style:name="P14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</style:style>
    <style:style style:name="P15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P16" style:family="paragraph" style:parent-style-name="Standard" style:list-style-name="WWNum5">
      <style:paragraph-properties fo:margin-left="-0.741cm" fo:margin-right="0cm" fo:text-indent="1.482cm" style:auto-text-indent="false"/>
    </style:style>
    <style:style style:name="P17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4890692754300041644" text:style-name="WWNum6">
        <text:list-item>
          <text:p text:style-name="P7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Standard"><text:span text:style-name="T4">&lt;h1 style=”background-color:red”&gt;Hello&lt;/h1&gt;</text:span></text:p>
            <text:p text:style-name="Standard"><text:span text:style-name="T6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Standard"><text:span text:style-name="T4">&lt;small style=”background:blue;height:20px”&gt;Hi&lt;/h1&gt;</text:span></text:p>
            <text:p text:style-name="Standard"><text:span text:style-name="T6">The 20px height did not reflect on the element</text:span></text:p>
          </table:table-cell>
        </table:table-row>
      </table:table>
      <text:p text:style-name="P10"/>
      <text:p text:style-name="P9"><text:span text:style-name="T2">Tip: You can use the background or border properties to outline elements. For padding and margins, use your browser’s developer tool. </text:span></text:p>
      <text:p text:style-name="P10"/>
      <text:p text:style-name="P10"/>
      <text:p text:style-name="P1"/>
      <text:p text:style-name="P1"/>
      <text:p text:style-name="P1"/>
      <text:list xml:id="list3749482089196612322" text:style-name="WWNum7">
        <text:list-item>
          <text:p text:style-name="P8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4268638480903801428" text:style-name="WWNum8">
              <text:list-item>
                <text:p text:style-name="P11"><text:span text:style-name="T2">strong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strong style=”background-color:red”&gt;Black&lt;/strong&gt;</text:p>
            <text:p text:style-name="P6">The strong tag was inside a paragraph tag. The word “Black” is the only one that have a red background color.</text:p>
          </table:table-cell>
        </table:table-row>
        <table:table-row table:style-name="Table3.1">
          <table:table-cell table:style-name="Table3.A2" office:value-type="string">
            <text:list xml:id="list41492103" text:continue-numbering="true" text:style-name="WWNum8">
              <text:list-item>
                <text:p text:style-name="P11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<text:tab/>&lt;div&gt;</text:p>
            <text:p text:style-name="P4"><text:tab/><text:tab/>&lt;input type="text" name="username"&gt;</text:p>
            <text:p text:style-name="P4"><text:tab/><text:tab/>&lt;input style="background-color: blue"type="password" name="you"&gt;</text:p>
            <text:p text:style-name="P4"><text:tab/>&lt;/div&gt;</text:p>
          </table:table-cell>
        </table:table-row>
        <table:table-row table:style-name="Table3.1">
          <table:table-cell table:style-name="Table3.A2" office:value-type="string">
            <text:list xml:id="list41487784" text:continue-numbering="true" text:style-name="WWNum8">
              <text:list-item>
                <text:p text:style-name="P11"><text:span text:style-name="T2">h1</text:span></text:p>
              </text:list-item>
            </text:list>
          </table:table-cell>
          <table:table-cell table:style-name="Table3.A2" office:value-type="string">
            <text:p text:style-name="P4">Block </text:p>
          </table:table-cell>
          <table:table-cell table:style-name="Table3.A2" office:value-type="string">
            <text:p text:style-name="P4">&lt;h1 style="background: violet;"&gt;Colombia&lt;/h1&gt;</text:p>
          </table:table-cell>
        </table:table-row>
        <table:table-row table:style-name="Table3.1">
          <table:table-cell table:style-name="Table3.A2" office:value-type="string">
            <text:list xml:id="list41487383" text:continue-numbering="true" text:style-name="WWNum8">
              <text:list-item>
                <text:p text:style-name="P11"><text:span text:style-name="T2">s</text:span></text:p>
              </text:list-item>
            </text:list>
          </table:table-cell>
          <table:table-cell table:style-name="Table3.A2" office:value-type="string">
            <text:p text:style-name="P4">Inline </text:p>
          </table:table-cell>
          <table:table-cell table:style-name="Table3.A2" office:value-type="string">
            <text:p text:style-name="P4">&lt;p&gt;Wubba &lt;s style="border: 1px solid black;"&gt;luba&lt;/s&gt; dub dub&lt;/p&gt;</text:p>
          </table:table-cell>
        </table:table-row>
        <table:table-row table:style-name="Table3.1">
          <table:table-cell table:style-name="Table3.A2" office:value-type="string">
            <text:list xml:id="list41494218" text:continue-numbering="true" text:style-name="WWNum8">
              <text:list-item>
                <text:p text:style-name="P11"><text:span text:style-name="T2">form</text:span></text:p>
              </text:list-item>
            </text:list>
          </table:table-cell>
          <table:table-cell table:style-name="Table3.A2" office:value-type="string">
            <text:p text:style-name="P4">Block </text:p>
          </table:table-cell>
          <table:table-cell table:style-name="Table3.A2" office:value-type="string">
            <text:p text:style-name="P4">&lt;form style="border: 5px dashed blue"&gt;</text:p>
            <text:p text:style-name="P4"><text:tab/><text:tab/>&lt;input type="text" name=""&gt;</text:p>
            <text:p text:style-name="P4"><text:soft-page-break/><text:tab/><text:tab/>&lt;input type="password" name=""&gt;</text:p>
            <text:p text:style-name="P4"><text:tab/><text:tab/>&lt;input type="button" name="" value="submit"&gt;</text:p>
            <text:p text:style-name="P4"><text:tab/>&lt;/form&gt;</text:p>
          </table:table-cell>
        </table:table-row>
        <table:table-row table:style-name="Table3.1">
          <table:table-cell table:style-name="Table3.A2" office:value-type="string">
            <text:list xml:id="list41511005" text:continue-numbering="true" text:style-name="WWNum8">
              <text:list-item>
                <text:p text:style-name="P11"><text:span text:style-name="T2">blockquote</text:span></text:p>
              </text:list-item>
            </text:list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">
          <table:table-cell table:style-name="Table3.A2" office:value-type="string">
            <text:list xml:id="list41497487" text:continue-numbering="true" text:style-name="WWNum8">
              <text:list-item>
                <text:p text:style-name="P11"><text:span text:style-name="T2">abbr</text:span></text:p>
              </text:list-item>
            </text:list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">
          <table:table-cell table:style-name="Table3.A2" office:value-type="string">
            <text:list xml:id="list41489260" text:continue-numbering="true" text:style-name="WWNum8">
              <text:list-item>
                <text:p text:style-name="P11"><text:span text:style-name="T2">h4</text:span></text:p>
              </text:list-item>
            </text:list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1">
          <table:table-cell table:style-name="Table3.A2" office:value-type="string">
            <text:list xml:id="list41491448" text:continue-numbering="true" text:style-name="WWNum8">
              <text:list-item>
                <text:p text:style-name="P11"><text:span text:style-name="T2">nav</text:span></text:p>
              </text:list-item>
            </text:list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</table:table>
      <text:p text:style-name="P1"/>
      <text:list xml:id="list41485480" text:continue-list="list3749482089196612322" text:style-name="WWNum7">
        <text:list-item>
          <text:p text:style-name="P8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2125710460625050992" text:style-name="WWNum1">
              <text:list-item>
                <text:p text:style-name="P12"><text:span text:style-name="T2">h2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489294" text:continue-numbering="true" text:style-name="WWNum1">
              <text:list-item>
                <text:p text:style-name="P12"><text:span text:style-name="T2">em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07883" text:continue-numbering="true" text:style-name="WWNum1">
              <text:list-item>
                <text:p text:style-name="P12"><text:span text:style-name="T2">ins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13436" text:continue-numbering="true" text:style-name="WWNum1">
              <text:list-item>
                <text:p text:style-name="P12"><text:span text:style-name="T2">sup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497566" text:continue-numbering="true" text:style-name="WWNum1">
              <text:list-item>
                <text:p text:style-name="P12"><text:span text:style-name="T2">li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496455" text:continue-numbering="true" text:style-name="WWNum1">
              <text:list-item>
                <text:p text:style-name="P12"><text:span text:style-name="T2">dl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06481" text:continue-numbering="true" text:style-name="WWNum1">
              <text:list-item>
                <text:p text:style-name="P12"><text:span text:style-name="T2">input (email)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497905" text:continue-numbering="true" text:style-name="WWNum1">
              <text:list-item>
                <text:p text:style-name="P12"><text:span text:style-name="T2">select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list xml:id="list41514598" text:continue-numbering="true" text:style-name="WWNum1">
              <text:list-item>
                <text:p text:style-name="P12"><text:span text:style-name="T2">footer</text:span></text:p>
              </text:list-item>
            </text:list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7"/>
      <text:list xml:id="list41505432" text:continue-list="list41485480" text:style-name="WWNum7">
        <text:list-item>
          <text:p text:style-name="P8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496175422127234445" text:style-name="WWNum2">
              <text:list-item>
                <text:p text:style-name="P13"><text:span text:style-name="T2">header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6222" text:continue-numbering="true" text:style-name="WWNum2">
              <text:list-item>
                <text:p text:style-name="P13"><text:span text:style-name="T2">span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494415" text:continue-numbering="true" text:style-name="WWNum2">
              <text:list-item>
                <text:p text:style-name="P13"><text:span text:style-name="T2">a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499404" text:continue-numbering="true" text:style-name="WWNum2">
              <text:list-item>
                <text:p text:style-name="P13"><text:span text:style-name="T2">button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06231" text:continue-numbering="true" text:style-name="WWNum2">
              <text:list-item>
                <text:p text:style-name="P13"><text:span text:style-name="T2">img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489282" text:continue-numbering="true" text:style-name="WWNum2">
              <text:list-item>
                <text:p text:style-name="P13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03023" text:continue-numbering="true" text:style-name="WWNum2">
              <text:list-item>
                <text:p text:style-name="P13"><text:span text:style-name="T2">sub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05196" text:continue-numbering="true" text:style-name="WWNum2">
              <text:list-item>
                <text:p text:style-name="P13"><text:span text:style-name="T2">fieldset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</table:table>
      <text:p text:style-name="P1"/>
      <text:p text:style-name="P1"/>
      <text:list xml:id="list41490323" text:continue-list="list41505432" text:style-name="WWNum7">
        <text:list-item>
          <text:p text:style-name="P8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1094820284989373286" text:style-name="WWNum3">
              <text:list-item>
                <text:p text:style-name="P14"><text:span text:style-name="T2">h5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05782" text:continue-numbering="true" text:style-name="WWNum3">
              <text:list-item>
                <text:p text:style-name="P14"><text:span text:style-name="T2">q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496565" text:continue-numbering="true" text:style-name="WWNum3">
              <text:list-item>
                <text:p text:style-name="P14"><text:span text:style-name="T2">del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14545" text:continue-numbering="true" text:style-name="WWNum3">
              <text:list-item>
                <text:p text:style-name="P14"><text:span text:style-name="T2">aside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495489" text:continue-numbering="true" text:style-name="WWNum3">
              <text:list-item>
                <text:p text:style-name="P14"><text:span text:style-name="T2">figure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12306" text:continue-numbering="true" text:style-name="WWNum3">
              <text:list-item>
                <text:p text:style-name="P14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04685" text:continue-numbering="true" text:style-name="WWNum3">
              <text:list-item>
                <text:p text:style-name="P14"><text:span text:style-name="T2">h3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486275" text:continue-numbering="true" text:style-name="WWNum3">
              <text:list-item>
                <text:p text:style-name="P14"><text:span text:style-name="T2">small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</table:table>
      <text:p text:style-name="P1"/>
      <text:p text:style-name="P17"/>
      <text:list xml:id="list41485594" text:continue-list="list41490323" text:style-name="WWNum7">
        <text:list-item>
          <text:p text:style-name="P8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4414777463682947282" text:style-name="WWNum4">
              <text:list-item>
                <text:p text:style-name="P15"><text:span text:style-name="T2">h6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0046" text:continue-numbering="true" text:style-name="WWNum4">
              <text:list-item>
                <text:p text:style-name="P15"><text:span text:style-name="T2">ol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0327" text:continue-numbering="true" text:style-name="WWNum4">
              <text:list-item>
                <text:p text:style-name="P15"><text:span text:style-name="T2">hr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ext:soft-page-break/>
        <table:table-row table:style-name="Table7.1">
          <table:table-cell table:style-name="Table7.A1" office:value-type="string">
            <text:list xml:id="list41500735" text:continue-numbering="true" text:style-name="WWNum4">
              <text:list-item>
                <text:p text:style-name="P15"><text:span text:style-name="T2">p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2321" text:continue-numbering="true" text:style-name="WWNum4">
              <text:list-item>
                <text:p text:style-name="P15"><text:span text:style-name="T2">div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2449" text:continue-numbering="true" text:style-name="WWNum4">
              <text:list-item>
                <text:p text:style-name="P15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86622" text:continue-numbering="true" text:style-name="WWNum4">
              <text:list-item>
                <text:p text:style-name="P15"><text:span text:style-name="T2">ul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17023" text:continue-numbering="true" text:style-name="WWNum4">
              <text:list-item>
                <text:p text:style-name="P15"><text:span text:style-name="T2">table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</table:table>
      <text:p text:style-name="P17"/>
      <text:list xml:id="list41511969" text:continue-list="list41485594" text:style-name="WWNum7">
        <text:list-item>
          <text:p text:style-name="P8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1889093718755535497" text:style-name="WWNum5">
              <text:list-item>
                <text:p text:style-name="P16"><text:span text:style-name="T2">dt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00160" text:continue-numbering="true" text:style-name="WWNum5">
              <text:list-item>
                <text:p text:style-name="P16"><text:span text:style-name="T2">dd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95532" text:continue-numbering="true" text:style-name="WWNum5">
              <text:list-item>
                <text:p text:style-name="P16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7378" text:continue-numbering="true" text:style-name="WWNum5">
              <text:list-item>
                <text:p text:style-name="P16"><text:span text:style-name="T2">textarea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86045" text:continue-numbering="true" text:style-name="WWNum5">
              <text:list-item>
                <text:p text:style-name="P16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6136" text:continue-numbering="true" text:style-name="WWNum5">
              <text:list-item>
                <text:p text:style-name="P16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7858" text:continue-numbering="true" text:style-name="WWNum5">
              <text:list-item>
                <text:p text:style-name="P16"><text:span text:style-name="T2">article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86735" text:continue-numbering="true" text:style-name="WWNum5">
              <text:list-item>
                <text:p text:style-name="P16"><text:span text:style-name="T2">figcaption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4089" text:continue-numbering="true" text:style-name="WWNum5">
              <text:list-item>
                <text:p text:style-name="P16"><text:span text:style-name="T2">label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8" meta:image-count="0" meta:object-count="0" meta:page-count="3" meta:paragraph-count="113" meta:word-count="382" meta:character-count="2211"/>
    <dc:date>2017-11-08T21:31:42.82</dc:date>
    <meta:generator>OpenOffice/4.1.2$Win32 OpenOffice.org_project/412m3$Build-9782</meta:generator>
  </office:meta>
</office:document-meta>
</file>